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out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Iout</text:p>
          </table:table-cell>
          <table:table-cell table:style-name="ce1"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Vref</text:p>
          </table:table-cell>
          <table:table-cell table:style-name="ce1" office:value-type="float" office:value="0.795" calcext:value-type="float">
            <text:p>7.9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0.00000047" calcext:value-type="float">
            <text:p>4.70E-0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float" office:value="1000000" calcext:value-type="float">
            <text:p>1.00E+0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float" office:value="100000" calcext:value-type="float">
            <text:p>1.00E+05</text:p>
          </table:table-cell>
        </table:table-row>
        <table:table-row table:style-name="ro1">
          <table:table-cell office:value-type="string" calcext:value-type="string">
            <text:p>Vripple</text:p>
          </table:table-cell>
          <table:table-cell table:style-name="ce1" office:value-type="float" office:value="0.05" calcext:value-type="float">
            <text:p>5.00E-02</text:p>
          </table:table-cell>
        </table:table-row>
        <table:table-row table:style-name="ro1">
          <table:table-cell office:value-type="string" calcext:value-type="string">
            <text:p>f_ffz</text:p>
          </table:table-cell>
          <table:table-cell table:style-name="ce1" office:value-type="float" office:value="50000" calcext:value-type="float">
            <text:p>5.00E+04</text:p>
          </table:table-cell>
        </table:table-row>
        <table:table-row table:style-name="ro1" table:number-rows-repeated="2">
          <table:table-cell/>
          <table:table-cell table:style-name="ce1"/>
        </table:table-row>
        <table:table-row table:style-name="ro1">
          <table:table-cell office:value-type="string" calcext:value-type="string">
            <text:p>D</text:p>
          </table:table-cell>
          <table:table-cell table:formula="of:=1 - (([.B3] * [.B4])/[.B1])" office:value-type="float" office:value="0.672727272727273" calcext:value-type="float">
            <text:p>0.6727272727272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utput Voltage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formula="of:=([.B1]/[.B5]-1)*[.B8]" office:value-type="float" office:value="315094.339622642" calcext:value-type="float">
            <text:p>315094.33962264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ductor Peak Current</text:p>
          </table:table-cell>
          <table:table-cell/>
        </table:table-row>
        <table:table-row table:style-name="ro1">
          <table:table-cell office:value-type="string" calcext:value-type="string">
            <text:p>DC Current</text:p>
          </table:table-cell>
          <table:table-cell table:formula="of:=([.B1]*[.B2])/([.B3]*[.B4])" office:value-type="float" office:value="3.05555555555556" calcext:value-type="float">
            <text:p>3.05555555555556</text:p>
          </table:table-cell>
        </table:table-row>
        <table:table-row table:style-name="ro1">
          <table:table-cell office:value-type="string" calcext:value-type="string">
            <text:p>Ripple Current</text:p>
          </table:table-cell>
          <table:table-cell table:formula="of:=([.B3]*[.B13])/([.B6]*[.B7])" office:value-type="float" office:value="1.71760154738878" calcext:value-type="float">
            <text:p>1.71760154738878</text:p>
          </table:table-cell>
        </table:table-row>
        <table:table-row table:style-name="ro1">
          <table:table-cell office:value-type="string" calcext:value-type="string">
            <text:p>Peak Current</text:p>
          </table:table-cell>
          <table:table-cell table:formula="of:=[.B19]+([.B20]/2)" office:value-type="float" office:value="3.91435632924995" calcext:value-type="float">
            <text:p>3.914356329249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utput capacitor</text:p>
          </table:table-cell>
          <table:table-cell/>
        </table:table-row>
        <table:table-row table:style-name="ro1">
          <table:table-cell office:value-type="string" calcext:value-type="string">
            <text:p>Cout</text:p>
          </table:table-cell>
          <table:table-cell table:formula="of:=([.B2]*[.B13])/([.B7]*[.B9])" office:value-type="float" office:value="0.0000134545454545455" calcext:value-type="float">
            <text:p>1.34545454545455E-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eedforward capacitor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table:formula="of:=1/(2*PI()*[.B10]*[.B16])" office:value-type="float" office:value="0.0000000000101020502800844" calcext:value-type="float">
            <text:p>1.01020502800844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7:16:02.633481587</meta:creation-date>
    <dc:date>2023-09-16T18:14:29.827125593</dc:date>
    <meta:editing-duration>PT58M26S</meta:editing-duration>
    <meta:editing-cycles>4</meta:editing-cycles>
    <meta:generator>LibreOffice/7.6.0.3$Linux_X86_64 LibreOffice_project/69edd8b8ebc41d00b4de3915dc82f8f0fc3b6265</meta:generator>
    <meta:document-statistic meta:table-count="1" meta:cell-count="38" meta:object-count="0"/>
  </office:meta>
</office:document-meta>
</file>